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8.25cm" style:rel-column-width="32763*"/>
    </style:style>
    <style:style style:name="Tabla1.B" style:family="table-column">
      <style:table-column-properties style:column-width="8.251cm" style:rel-column-width="32772*"/>
    </style:style>
    <style:style style:name="Tabla1.1" style:family="table-row">
      <style:table-row-properties style:min-row-height="1cm"/>
    </style:style>
    <style:style style:name="Tabla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1cm" fo:margin-left="0cm" table:align="left"/>
    </style:style>
    <style:style style:name="Tabla2.A" style:family="table-column">
      <style:table-column-properties style:column-width="8.255cm"/>
    </style:style>
    <style:style style:name="Tabla2.A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8.25cm" style:rel-column-width="32767*"/>
    </style:style>
    <style:style style:name="Tabla3.B" style:family="table-column">
      <style:table-column-properties style:column-width="4.126cm" style:rel-column-width="16383*"/>
    </style:style>
    <style:style style:name="Tabla3.C" style:family="table-column">
      <style:table-column-properties style:column-width="4.126cm" style:rel-column-width="1638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1" fo:font-size="12pt" officeooo:rsid="00730f93" officeooo:paragraph-rsid="00727f55" style:font-size-asian="12pt" style:font-size-complex="12pt"/>
    </style:style>
    <style:style style:name="P6" style:family="paragraph" style:parent-style-name="Table_20_Contents">
      <style:text-properties fo:color="#2c3756" style:font-name="FreeSans1" fo:font-size="12pt" officeooo:rsid="00748399" officeooo:paragraph-rsid="00727f55" style:font-size-asian="12pt" style:font-size-complex="12pt"/>
    </style:style>
    <style:style style:name="P7" style:family="paragraph" style:parent-style-name="Table_20_Contents">
      <style:text-properties fo:color="#2c3756" style:font-name="FreeSans1" fo:font-size="12pt" officeooo:rsid="0076f36a" officeooo:paragraph-rsid="00727f55" style:font-size-asian="12pt" style:font-size-complex="12pt"/>
    </style:style>
    <style:style style:name="P8" style:family="paragraph" style:parent-style-name="Table_20_Contents">
      <style:text-properties fo:color="#2c3756" style:font-name="FreeSans1" fo:font-size="12pt" fo:font-weight="bold" officeooo:rsid="00748399" officeooo:paragraph-rsid="00727f55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c3756" style:font-name="FreeSans1" fo:font-size="12pt" fo:font-weight="bold" officeooo:rsid="0076f36a" officeooo:paragraph-rsid="00727f55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1" fo:font-size="12pt" fo:font-style="italic" officeooo:rsid="0076f36a" officeooo:paragraph-rsid="00727f55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65cced" officeooo:paragraph-rsid="0065cced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677652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Sans1" fo:font-size="14pt" officeooo:rsid="004aca3b" officeooo:paragraph-rsid="004aca3b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1" fo:font-size="14pt" officeooo:rsid="0056b1af" officeooo:paragraph-rsid="0056b1af" style:font-size-asian="14pt" style:font-size-complex="14pt"/>
    </style:style>
    <style:style style:name="P16" style:family="paragraph" style:parent-style-name="Table_20_Contents">
      <style:text-properties style:font-name="FreeSans1" fo:font-size="14pt" officeooo:rsid="0059a178" officeooo:paragraph-rsid="0059a178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1" fo:font-size="14pt" officeooo:rsid="0059a178" officeooo:paragraph-rsid="0059a178" style:font-size-asian="14pt" style:font-size-complex="14pt"/>
    </style:style>
    <style:style style:name="P18" style:family="paragraph" style:parent-style-name="Table_20_Contents">
      <style:text-properties style:font-name="FreeSans1" fo:font-size="14pt" officeooo:rsid="005a8301" officeooo:paragraph-rsid="005a8301" style:font-size-asian="14pt" style:font-size-complex="14pt"/>
    </style:style>
    <style:style style:name="P19" style:family="paragraph" style:parent-style-name="Table_20_Contents">
      <style:text-properties style:font-name="FreeSans1" fo:font-size="14pt" officeooo:rsid="005b15e3" officeooo:paragraph-rsid="005b15e3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1" fo:font-size="14pt" fo:font-weight="bold" officeooo:rsid="004a6d38" officeooo:paragraph-rsid="004a6d38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1" fo:font-size="14pt" fo:font-weight="bold" officeooo:rsid="004aca3b" officeooo:paragraph-rsid="004aca3b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FreeSans1" fo:font-size="14pt" fo:font-weight="bold" officeooo:rsid="0056b1af" officeooo:paragraph-rsid="0056b1af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style:font-name="FreeSans1" fo:font-size="14pt" fo:font-weight="bold" officeooo:rsid="0059a178" officeooo:paragraph-rsid="0059a178" style:font-size-asian="14pt" style:font-weight-asian="bold" style:font-size-complex="14pt" style:font-weight-complex="bold"/>
    </style:style>
    <style:style style:name="P24" style:family="paragraph" style:parent-style-name="Table_20_Contents">
      <style:text-properties style:font-name="FreeSans1" fo:font-size="14pt" fo:font-weight="bold" officeooo:rsid="005a8301" officeooo:paragraph-rsid="005a8301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style:font-name="FreeSans1" fo:font-size="14pt" fo:font-weight="bold" officeooo:rsid="005b15e3" officeooo:paragraph-rsid="005b15e3" style:font-size-asian="14pt" style:font-weight-asian="bold" style:font-size-complex="14pt" style:font-weight-complex="bold"/>
    </style:style>
    <style:style style:name="P26" style:family="paragraph" style:parent-style-name="Table_20_Contents">
      <style:text-properties style:font-name="FreeSans1" fo:font-size="14pt" fo:font-weight="normal" officeooo:rsid="0059a178" officeooo:paragraph-rsid="0059a178" style:font-size-asian="14pt" style:font-weight-asian="normal" style:font-size-complex="14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405e01" style:font-name="FreeSans1" fo:font-size="12pt" fo:font-style="italic" officeooo:rsid="00748399" officeooo:paragraph-rsid="00727f55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end" style:justify-single-word="false"/>
      <style:text-properties fo:color="#405e01" style:font-name="FreeSans1" fo:font-size="12pt" fo:font-style="italic" officeooo:rsid="0075054a" officeooo:paragraph-rsid="00727f55" style:font-size-asian="12pt" style:font-style-asian="italic" style:font-size-complex="12pt" style:font-style-complex="italic"/>
    </style:style>
    <style:style style:name="P29" style:family="paragraph" style:parent-style-name="Table_20_Contents">
      <style:paragraph-properties fo:text-align="end" style:justify-single-word="false"/>
      <style:text-properties fo:color="#405e01" style:font-name="FreeSans1" fo:font-size="12pt" fo:font-style="italic" officeooo:rsid="0076f36a" officeooo:paragraph-rsid="00727f55" style:font-size-asian="12pt" style:font-style-asian="italic" style:font-size-complex="12pt" style:font-style-complex="italic"/>
    </style:style>
    <style:style style:name="P30" style:family="paragraph" style:parent-style-name="Footer">
      <style:text-properties fo:font-size="2pt" style:font-size-asian="1.75pt" style:font-size-complex="2pt"/>
    </style:style>
    <style:style style:name="P31" style:family="paragraph" style:parent-style-name="Standard">
      <style:paragraph-properties fo:line-height="115%"/>
      <style:text-properties style:font-name="FreeSans1" fo:font-size="15pt" fo:letter-spacing="0.035cm" officeooo:rsid="0017e0f6" officeooo:paragraph-rsid="0017e0f6" style:font-size-asian="13.1000003814697pt" style:font-size-complex="15pt"/>
    </style:style>
    <style:style style:name="P32" style:family="paragraph" style:parent-style-name="Standard">
      <style:paragraph-properties fo:line-height="115%"/>
      <style:text-properties style:font-name="FreeSans1" fo:font-size="15pt" fo:letter-spacing="0.035cm" officeooo:rsid="0028059c" officeooo:paragraph-rsid="002a61b8" style:font-size-asian="13.1000003814697pt" style:font-size-complex="15pt"/>
    </style:style>
    <style:style style:name="P33" style:family="paragraph" style:parent-style-name="Standard">
      <style:paragraph-properties fo:line-height="115%"/>
      <style:text-properties style:font-name="FreeSans1" fo:font-size="15pt" fo:letter-spacing="0.035cm" officeooo:rsid="0028059c" officeooo:paragraph-rsid="0028059c" style:font-size-asian="13.1000003814697pt" style:font-size-complex="15pt"/>
    </style:style>
    <style:style style:name="P34" style:family="paragraph" style:parent-style-name="Standard">
      <style:paragraph-properties fo:line-height="115%"/>
      <style:text-properties style:font-name="FreeSans1" fo:font-size="15pt" fo:letter-spacing="0.035cm" officeooo:rsid="002f15bb" officeooo:paragraph-rsid="006b1ce2" style:font-size-asian="13.1000003814697pt" style:font-size-complex="15pt"/>
    </style:style>
    <style:style style:name="P35" style:family="paragraph" style:parent-style-name="Standard">
      <style:paragraph-properties fo:line-height="115%"/>
      <style:text-properties style:font-name="FreeSans1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2a61b8" style:font-size-asian="14pt" style:font-size-complex="14pt"/>
    </style:style>
    <style:style style:name="P37" style:family="paragraph" style:parent-style-name="Standard">
      <style:paragraph-properties fo:line-height="115%"/>
      <style:text-properties style:font-name="FreeSans1" fo:font-size="14pt" fo:letter-spacing="0.035cm" officeooo:rsid="002f15bb" officeooo:paragraph-rsid="002f15bb" style:font-size-asian="14pt" style:font-size-complex="14pt"/>
    </style:style>
    <style:style style:name="P38" style:family="paragraph" style:parent-style-name="Standard">
      <style:paragraph-properties fo:line-height="115%"/>
      <style:text-properties style:font-name="FreeSans1" fo:font-size="14pt" fo:letter-spacing="0.035cm" officeooo:rsid="002fc24c" officeooo:paragraph-rsid="002fc24c" style:font-size-asian="14pt" style:font-size-complex="14pt"/>
    </style:style>
    <style:style style:name="P39" style:family="paragraph" style:parent-style-name="Standard">
      <style:paragraph-properties fo:line-height="115%"/>
      <style:text-properties style:font-name="FreeSans1" fo:font-size="14pt" fo:letter-spacing="0.035cm" fo:font-style="italic" officeooo:rsid="003544da" officeooo:paragraph-rsid="003544da" style:font-size-asian="14pt" style:font-style-asian="italic" style:font-size-complex="14pt" style:font-style-complex="italic"/>
    </style:style>
    <style:style style:name="P40" style:family="paragraph" style:parent-style-name="Standard">
      <style:paragraph-properties fo:line-height="115%"/>
      <style:text-properties style:font-name="FreeSans1" fo:font-size="14pt" fo:letter-spacing="0.035cm" fo:font-style="italic" officeooo:rsid="003dc307" officeooo:paragraph-rsid="003dc307" style:font-size-asian="14pt" style:font-style-asian="italic" style:font-size-complex="14pt" style:font-style-complex="italic"/>
    </style:style>
    <style:style style:name="P41" style:family="paragraph" style:parent-style-name="Standard">
      <style:paragraph-properties fo:line-height="115%"/>
      <style:text-properties style:font-name="FreeSans1" fo:font-size="14pt" fo:letter-spacing="0.035cm" fo:font-style="normal" officeooo:rsid="002f15bb" officeooo:paragraph-rsid="002f15bb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line-height="115%"/>
      <style:text-properties style:font-name="FreeSans1" fo:font-size="14pt" fo:letter-spacing="0.035cm" fo:font-style="normal" officeooo:rsid="002fc24c" officeooo:paragraph-rsid="002fc24c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line-height="115%"/>
      <style:text-properties style:font-name="FreeSans1" fo:font-size="14pt" fo:letter-spacing="0.035cm" fo:font-style="normal" officeooo:rsid="002fc24c" officeooo:paragraph-rsid="00354cb6" style:font-size-asian="14pt" style:font-style-asian="normal" style:font-size-complex="14pt" style:font-style-complex="normal"/>
    </style:style>
    <style:style style:name="P44" style:family="paragraph" style:parent-style-name="Standard">
      <style:paragraph-properties fo:line-height="115%"/>
      <style:text-properties style:font-name="FreeSans1" fo:font-size="14pt" fo:letter-spacing="0.035cm" fo:font-style="normal" officeooo:rsid="002fc24c" officeooo:paragraph-rsid="0036c183" style:font-size-asian="14pt" style:font-style-asian="normal" style:font-size-complex="14pt" style:font-style-complex="normal"/>
    </style:style>
    <style:style style:name="P45" style:family="paragraph" style:parent-style-name="Standard">
      <style:paragraph-properties fo:line-height="115%"/>
      <style:text-properties style:font-name="FreeSans1" fo:font-size="14pt" fo:letter-spacing="0.035cm" fo:font-style="normal" officeooo:rsid="00315624" officeooo:paragraph-rsid="00315624" style:font-size-asian="14pt" style:font-style-asian="normal" style:font-size-complex="14pt" style:font-style-complex="normal"/>
    </style:style>
    <style:style style:name="P46" style:family="paragraph" style:parent-style-name="Standard">
      <style:paragraph-properties fo:line-height="115%"/>
      <style:text-properties style:font-name="FreeSans1" fo:font-size="14pt" fo:letter-spacing="0.035cm" fo:font-style="normal" officeooo:rsid="00354cb6" officeooo:paragraph-rsid="00354cb6" style:font-size-asian="14pt" style:font-style-asian="normal" style:font-size-complex="14pt" style:font-style-complex="normal"/>
    </style:style>
    <style:style style:name="P47" style:family="paragraph" style:parent-style-name="Standard">
      <style:paragraph-properties fo:line-height="115%"/>
      <style:text-properties style:font-name="FreeSans1" fo:font-size="14pt" fo:letter-spacing="0.035cm" fo:font-style="normal" officeooo:rsid="0038c1fe" officeooo:paragraph-rsid="0038c1fe" style:font-size-asian="14pt" style:font-style-asian="normal" style:font-size-complex="14pt" style:font-style-complex="normal"/>
    </style:style>
    <style:style style:name="P48" style:family="paragraph" style:parent-style-name="Standard">
      <style:paragraph-properties fo:line-height="115%"/>
      <style:text-properties style:font-name="FreeSans1" fo:font-size="14pt" fo:letter-spacing="0.035cm" fo:font-style="normal" officeooo:rsid="0038c1fe" officeooo:paragraph-rsid="005f7581" style:font-size-asian="14pt" style:font-style-asian="normal" style:font-size-complex="14pt" style:font-style-complex="normal"/>
    </style:style>
    <style:style style:name="P49" style:family="paragraph" style:parent-style-name="Standard">
      <style:paragraph-properties fo:line-height="115%"/>
      <style:text-properties style:font-name="FreeSans1" fo:font-size="14pt" fo:letter-spacing="0.035cm" fo:font-style="normal" officeooo:rsid="00615406" officeooo:paragraph-rsid="00615406" style:font-size-asian="14pt" style:font-style-asian="normal" style:font-size-complex="14pt" style:font-style-complex="normal"/>
    </style:style>
    <style:style style:name="P50" style:family="paragraph" style:parent-style-name="Standard">
      <style:paragraph-properties fo:line-height="115%"/>
      <style:text-properties style:font-name="FreeSans1" fo:font-size="14pt" fo:letter-spacing="0.035cm" fo:font-style="normal" officeooo:rsid="003dc307" officeooo:paragraph-rsid="003dc307" style:font-size-asian="14pt" style:font-style-asian="normal" style:font-size-complex="14pt" style:font-style-complex="normal"/>
    </style:style>
    <style:style style:name="P5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f4380"/>
    </style:style>
    <style:style style:name="P52" style:family="paragraph" style:parent-style-name="Standard">
      <style:paragraph-properties fo:line-height="150%"/>
      <style:text-properties fo:color="#2c3756" style:font-name="FreeSans1" fo:font-size="16pt" fo:letter-spacing="0.035cm" fo:font-style="italic" fo:text-shadow="none" style:text-underline-style="none" fo:font-weight="bold" officeooo:rsid="002f15bb" officeooo:paragraph-rsid="002f15bb" style:font-size-asian="16pt" style:font-style-asian="italic" style:font-weight-asian="bold" style:font-size-complex="16pt" style:font-style-complex="italic" style:font-weight-complex="bold"/>
    </style:style>
    <style:style style:name="P53" style:family="paragraph" style:parent-style-name="Standard">
      <style:paragraph-properties fo:line-height="150%"/>
      <style:text-properties fo:color="#2c3756" style:font-name="FreeSans1" fo:font-size="16pt" fo:letter-spacing="0.035cm" fo:font-style="italic" fo:text-shadow="none" style:text-underline-style="none" fo:font-weight="bold" officeooo:rsid="002fc24c" officeooo:paragraph-rsid="002fc24c" style:font-size-asian="16pt" style:font-style-asian="italic" style:font-weight-asian="bold" style:font-size-complex="16pt" style:font-style-complex="italic" style:font-weight-complex="bold"/>
    </style:style>
    <style:style style:name="P54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f4380" style:font-size-asian="17.5pt" style:font-style-asian="italic" style:font-weight-asian="normal" style:font-size-complex="20pt" style:font-style-complex="italic" style:font-weight-complex="normal"/>
    </style:style>
    <style:style style:name="P55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f4380" officeooo:paragraph-rsid="006f4380" style:font-size-asian="40pt" style:font-style-asian="italic" style:font-weight-asian="bold" style:font-size-complex="40pt" style:font-style-complex="italic" style:font-weight-complex="bold"/>
    </style:style>
    <style:style style:name="P56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2f15bb" officeooo:paragraph-rsid="002f15bb" style:font-size-asian="13.1000003814697pt" style:font-weight-asian="bold" style:font-size-complex="15pt" style:font-weight-complex="bold"/>
    </style:style>
    <style:style style:name="P57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2fc24c" officeooo:paragraph-rsid="0032b73d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15624" officeooo:paragraph-rsid="00315624" style:font-size-asian="13.1000003814697pt" style:font-weight-asian="bold" style:font-size-complex="15pt" style:font-weight-complex="bold"/>
    </style:style>
    <style:style style:name="P59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54cb6" officeooo:paragraph-rsid="00354cb6" style:font-size-asian="13.1000003814697pt" style:font-weight-asian="bold" style:font-size-complex="15pt" style:font-weight-complex="bold"/>
    </style:style>
    <style:style style:name="P60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6f7c9" officeooo:paragraph-rsid="0036f7c9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115%"/>
      <style:text-properties fo:color="#405e01" style:font-name="FreeSans1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62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5f7581" officeooo:paragraph-rsid="005f7581" style:font-size-asian="13.1000003814697pt" style:font-weight-asian="bold" style:font-size-complex="15pt" style:font-weight-complex="bold"/>
    </style:style>
    <style:style style:name="P63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6c183" officeooo:paragraph-rsid="0036c183" style:font-size-asian="13.1000003814697pt" style:font-weight-asian="bold" style:font-size-complex="15pt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1" fo:font-size="14pt" fo:letter-spacing="0.035cm" fo:font-weight="bold" officeooo:rsid="00315624" officeooo:paragraph-rsid="00315624" style:font-size-asian="14pt" style:font-weight-asian="bold" style:font-size-complex="14pt" style:font-weight-complex="bold"/>
    </style:style>
    <style:style style:name="P65" style:family="paragraph" style:parent-style-name="Standard">
      <style:paragraph-properties fo:line-height="100%"/>
      <style:text-properties style:use-window-font-color="true" style:font-name="FreeSans1" fo:font-size="15pt" fo:letter-spacing="0.035cm" fo:font-weight="normal" officeooo:rsid="003b5268" officeooo:paragraph-rsid="003c8fae" style:font-size-asian="13.1000003814697pt" style:font-weight-asian="normal" style:font-size-complex="15pt" style:font-weight-complex="normal"/>
    </style:style>
    <style:style style:name="P66" style:family="paragraph" style:parent-style-name="Standard">
      <style:paragraph-properties fo:line-height="115%"/>
      <style:text-properties style:use-window-font-color="true" style:font-name="FreeSans1" fo:font-size="14pt" fo:letter-spacing="0.035cm" fo:font-style="normal" fo:font-weight="normal" officeooo:rsid="00315624" officeooo:paragraph-rsid="003c8fae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line-height="115%"/>
      <style:text-properties style:use-window-font-color="true" style:font-name="FreeSans1" fo:font-size="14pt" fo:letter-spacing="0.035cm" fo:font-style="normal" fo:font-weight="normal" officeooo:rsid="004a6d38" officeooo:paragraph-rsid="004a6d38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line-height="115%"/>
      <style:text-properties style:use-window-font-color="true" style:font-name="FreeSans1" fo:font-size="14pt" fo:letter-spacing="0.035cm" fo:font-weight="normal" officeooo:rsid="004a6d38" officeooo:paragraph-rsid="004a6d3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fo:color="#8eb015" style:font-name="FreeSans1" fo:font-size="16pt" fo:letter-spacing="0.035cm" fo:font-weight="bold" officeooo:rsid="002fc24c" officeooo:paragraph-rsid="002fc24c" style:font-size-asian="16pt" style:font-weight-asian="bold" style:font-size-complex="16pt" style:font-weight-complex="bold"/>
    </style:style>
    <style:style style:name="P70" style:family="paragraph" style:parent-style-name="Standard">
      <style:paragraph-properties fo:line-height="115%" fo:break-before="page"/>
      <style:text-properties style:font-name="FreeSans1" fo:font-size="15pt" fo:letter-spacing="0.035cm" officeooo:rsid="001e8ca6" officeooo:paragraph-rsid="001e8ca6" style:font-size-asian="13.1000003814697pt" style:font-size-complex="15pt"/>
    </style:style>
    <style:style style:name="P7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7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2f15bb" officeooo:paragraph-rsid="00727f55" style:font-size-asian="25pt" style:font-style-asian="italic" style:font-size-complex="25pt" style:font-style-complex="italic"/>
    </style:style>
    <style:style style:name="P73" style:family="paragraph" style:parent-style-name="Standard">
      <style:paragraph-properties fo:line-height="150%" fo:break-before="page"/>
      <style:text-properties fo:color="#405e01" style:font-name="FreeSans1" fo:font-size="15pt" fo:letter-spacing="0.035cm" fo:font-weight="bold" officeooo:rsid="004a6d38" officeooo:paragraph-rsid="004a6d38" style:font-size-asian="13.1000003814697pt" style:font-weight-asian="bold" style:font-size-complex="15pt" style:font-weight-complex="bold"/>
    </style:style>
    <style:style style:name="P74" style:family="paragraph" style:parent-style-name="Standard" style:list-style-name="L1">
      <style:paragraph-properties fo:line-height="115%"/>
      <style:text-properties style:font-name="FreeSans1" fo:font-size="14pt" fo:letter-spacing="0.035cm" officeooo:rsid="0032b73d" officeooo:paragraph-rsid="0032b73d" style:font-size-asian="14pt" style:font-size-complex="14pt"/>
    </style:style>
    <style:style style:name="P75" style:family="paragraph" style:parent-style-name="Standard" style:list-style-name="L1">
      <style:paragraph-properties fo:line-height="115%"/>
      <style:text-properties style:font-name="FreeSans1" fo:font-size="14pt" fo:letter-spacing="0.035cm" officeooo:rsid="0032b73d" officeooo:paragraph-rsid="00410907" style:font-size-asian="14pt" style:font-size-complex="14pt"/>
    </style:style>
    <style:style style:name="P76" style:family="paragraph" style:parent-style-name="Standard" style:list-style-name="L1">
      <style:paragraph-properties fo:line-height="115%"/>
      <style:text-properties style:font-name="FreeSans1" fo:font-size="14pt" fo:letter-spacing="0.035cm" officeooo:rsid="003dc307" officeooo:paragraph-rsid="00410907" style:font-size-asian="14pt" style:font-size-complex="14pt"/>
    </style:style>
    <style:style style:name="P77" style:family="paragraph" style:parent-style-name="Standard" style:list-style-name="L2">
      <style:paragraph-properties fo:line-height="115%"/>
      <style:text-properties style:font-name="FreeSans1" fo:font-size="14pt" fo:letter-spacing="0.035cm" fo:font-style="italic" officeooo:rsid="00411b77" officeooo:paragraph-rsid="00411b77" style:font-size-asian="14pt" style:font-style-asian="italic" style:font-size-complex="14pt" style:font-style-complex="italic"/>
    </style:style>
    <style:style style:name="P78" style:family="paragraph" style:parent-style-name="Standard" style:list-style-name="L3">
      <style:paragraph-properties fo:line-height="115%"/>
      <style:text-properties style:font-name="FreeSans1" fo:font-size="14pt" fo:letter-spacing="0.035cm" fo:font-style="normal" fo:font-weight="normal" officeooo:rsid="004c3489" officeooo:paragraph-rsid="004c3489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3">
      <style:paragraph-properties fo:line-height="115%"/>
      <style:text-properties style:font-name="FreeSans1" fo:font-size="14pt" fo:letter-spacing="0.035cm" fo:font-style="normal" fo:font-weight="normal" officeooo:rsid="004c3489" officeooo:paragraph-rsid="00544d30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3">
      <style:paragraph-properties fo:line-height="115%"/>
      <style:text-properties style:font-name="FreeSans1" fo:font-size="14pt" fo:letter-spacing="0.035cm" fo:font-style="normal" fo:font-weight="normal" officeooo:rsid="00513895" officeooo:paragraph-rsid="005284b1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3">
      <style:paragraph-properties fo:line-height="115%"/>
      <style:text-properties style:font-name="FreeSans1" fo:font-size="14pt" fo:letter-spacing="0.035cm" fo:font-style="normal" fo:font-weight="normal" officeooo:rsid="004d1313" officeooo:paragraph-rsid="004d1313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3">
      <style:paragraph-properties fo:line-height="115%"/>
      <style:text-properties style:font-name="FreeSans1" fo:font-size="14pt" fo:letter-spacing="0.035cm" fo:font-style="normal" fo:font-weight="normal" officeooo:rsid="00527b95" officeooo:paragraph-rsid="00527b95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6">
      <style:paragraph-properties fo:line-height="115%"/>
      <style:text-properties officeooo:paragraph-rsid="0038c1fe"/>
    </style:style>
    <style:style style:name="P84" style:family="paragraph" style:parent-style-name="Standard" style:list-style-name="L6">
      <style:paragraph-properties fo:line-height="115%"/>
      <style:text-properties officeooo:rsid="0050affb" officeooo:paragraph-rsid="0050affb"/>
    </style:style>
    <style:style style:name="P85" style:family="paragraph" style:parent-style-name="Standard" style:list-style-name="L6">
      <style:paragraph-properties fo:line-height="115%"/>
      <style:text-properties officeooo:rsid="005b15e3" officeooo:paragraph-rsid="005b15e3"/>
    </style:style>
    <style:style style:name="P86" style:family="paragraph" style:parent-style-name="Table_20_Contents" style:list-style-name="L4">
      <style:paragraph-properties fo:text-align="start" style:justify-single-word="false"/>
      <style:text-properties style:font-name="FreeSans1" fo:font-size="14pt" officeooo:rsid="0056c5d1" officeooo:paragraph-rsid="0056c5d1" style:font-size-asian="14pt" style:font-size-complex="14pt"/>
    </style:style>
    <style:style style:name="P87" style:family="paragraph" style:parent-style-name="Table_20_Contents" style:list-style-name="L5">
      <style:paragraph-properties fo:text-align="start" style:justify-single-word="false"/>
      <style:text-properties style:font-name="FreeSans1" fo:font-size="14pt" officeooo:rsid="0056c5d1" officeooo:paragraph-rsid="0056c5d1" style:font-size-asian="14pt" style:font-size-complex="14pt"/>
    </style:style>
    <style:style style:name="P88" style:family="paragraph">
      <loext:graphic-properties draw:fill-color="#2c3756"/>
    </style:style>
    <style:style style:name="P8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9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2f15bb"/>
    </style:style>
    <style:style style:name="T2" style:family="text">
      <style:text-properties officeooo:rsid="0065cced"/>
    </style:style>
    <style:style style:name="T3" style:family="text">
      <style:text-properties officeooo:rsid="00690241"/>
    </style:style>
    <style:style style:name="T4" style:family="text">
      <style:text-properties officeooo:rsid="005c03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d1904" style:font-weight-asian="bold" style:font-weight-complex="bold"/>
    </style:style>
    <style:style style:name="T7" style:family="text">
      <style:text-properties fo:font-weight="bold" officeooo:rsid="0050affb" style:font-weight-asian="bold" style:font-weight-complex="bold"/>
    </style:style>
    <style:style style:name="T8" style:family="text">
      <style:text-properties fo:font-weight="bold" officeooo:rsid="006223d6" style:font-weight-asian="bold" style:font-weight-complex="bold"/>
    </style:style>
    <style:style style:name="T9" style:family="text">
      <style:text-properties fo:font-weight="bold" officeooo:rsid="0063b697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284b1" style:font-style-asian="italic" style:font-style-complex="italic"/>
    </style:style>
    <style:style style:name="T12" style:family="text">
      <style:text-properties fo:font-style="italic" officeooo:rsid="006508be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fc24c" style:font-style-asian="normal" style:font-style-complex="normal"/>
    </style:style>
    <style:style style:name="T15" style:family="text">
      <style:text-properties fo:font-style="normal" officeooo:rsid="00354cb6" style:font-style-asian="normal" style:font-style-complex="normal"/>
    </style:style>
    <style:style style:name="T16" style:family="text">
      <style:text-properties fo:font-style="normal" officeooo:rsid="00411b77" style:font-style-asian="normal" style:font-style-complex="normal"/>
    </style:style>
    <style:style style:name="T17" style:family="text">
      <style:text-properties fo:font-style="normal" officeooo:rsid="0042f8d0" style:font-style-asian="normal" style:font-style-complex="normal"/>
    </style:style>
    <style:style style:name="T18" style:family="text">
      <style:text-properties fo:font-style="normal" officeooo:rsid="0043f8d8" style:font-style-asian="normal" style:font-style-complex="normal"/>
    </style:style>
    <style:style style:name="T19" style:family="text">
      <style:text-properties fo:font-style="normal" officeooo:rsid="004587aa" style:font-style-asian="normal" style:font-style-complex="normal"/>
    </style:style>
    <style:style style:name="T20" style:family="text">
      <style:text-properties fo:font-style="normal" officeooo:rsid="00493612" style:font-style-asian="normal" style:font-style-complex="normal"/>
    </style:style>
    <style:style style:name="T21" style:family="text">
      <style:text-properties fo:font-style="normal" officeooo:rsid="0041980f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9b3b7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410907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3dc307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10907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officeooo:rsid="003544da"/>
    </style:style>
    <style:style style:name="T29" style:family="text">
      <style:text-properties style:font-name="FreeSans1" fo:font-size="14pt" fo:letter-spacing="0.035cm" fo:font-style="normal" style:font-size-asian="14pt" style:font-style-asian="normal" style:font-size-complex="14pt" style:font-style-complex="normal"/>
    </style:style>
    <style:style style:name="T30" style:family="text">
      <style:text-properties style:font-name="FreeSans1" fo:font-size="14pt" fo:letter-spacing="0.035cm" fo:font-style="normal" officeooo:rsid="0036f7c9" style:font-size-asian="14pt" style:font-style-asian="normal" style:font-size-complex="14pt" style:font-style-complex="normal"/>
    </style:style>
    <style:style style:name="T31" style:family="text">
      <style:text-properties style:font-name="FreeSans1" fo:font-size="14pt" fo:letter-spacing="0.035cm" fo:font-style="normal" officeooo:rsid="0038c1fe" style:font-size-asian="14pt" style:font-style-asian="normal" style:font-size-complex="14pt" style:font-style-complex="normal"/>
    </style:style>
    <style:style style:name="T32" style:family="text">
      <style:text-properties officeooo:rsid="004f4ba2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style:use-window-font-color="true" officeooo:rsid="0055f46f"/>
    </style:style>
    <style:style style:name="T36" style:family="text">
      <style:text-properties officeooo:rsid="005284b1"/>
    </style:style>
    <style:style style:name="T37" style:family="text">
      <style:text-properties officeooo:rsid="00544d30"/>
    </style:style>
    <style:style style:name="T38" style:family="text">
      <style:text-properties officeooo:rsid="0057e04c"/>
    </style:style>
    <style:style style:name="T39" style:family="text">
      <style:text-properties officeooo:rsid="006e3af3"/>
    </style:style>
    <style:style style:name="T40" style:family="text">
      <style:text-properties officeooo:rsid="0075054a"/>
    </style:style>
    <style:style style:name="T41" style:family="text">
      <style:text-properties officeooo:rsid="0076f36a"/>
    </style:style>
    <style:style style:name="T42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1" draw:name="Shape2" draw:style-name="gr1" draw:text-style-name="P88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88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5">Propuesta de desarrollo</text:p>
      <text:p text:style-name="P51"><draw:frame draw:style-name="fr1" draw:name="Image1" text:anchor-type="as-char" svg:width="14.6cm" svg:height="6.6cm" draw:z-index="13"><draw:image xlink:href="Pictures/1000020100000226000000FA48EFF3AC67F122C2.png" xlink:type="simple" xlink:show="embed" xlink:actuate="onLoad" loext:mime-type="image/png"/></draw:frame></text:p>
      <text:p text:style-name="P54"><text:span text:style-name="T39">Proyecto </text:span><text:span text:style-name="T9">Colibrí</text:span></text:p>
      <text:p text:style-name="P31"/>
      <text:p text:style-name="P35">Asignatura</text:p>
      <text:p text:style-name="P31">Laboratorio de desarrollo de software</text:p>
      <text:p text:style-name="P31"/>
      <text:p text:style-name="P35">Autor</text:p>
      <text:p text:style-name="P34"><text:span text:style-name="T4">Cinthia Lima y </text:span>Ariel Machini</text:p>
      <text:p text:style-name="P31"/>
      <text:p text:style-name="P35">Fecha de redacción</text:p>
      <text:p text:style-name="P31"><text:span text:style-name="T1">07</text:span>/<text:span text:style-name="T1">09</text:span>/<text:span text:style-name="T1">2017</text:span></text:p>
      <text:p text:style-name="P70"><draw:custom-shape text:anchor-type="paragraph" draw:z-index="1" draw:name="Shape1" draw:style-name="gr3" draw:text-style-name="P9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90" svg:width="6.501cm" svg:height="18.5cm" svg:x="0.499cm" svg:y="0.75cm"><draw:text-box><text:p text:style-name="P89"><text:span text:style-name="T42">La propuesta de desarrollo es el primer documento formal que recibe el posible cliente y en este se manifiesta concretamente la intención de desarrollar un nuevo sistema y se especifican que características que tendrá este desarrollo. Esta propuesta también sirve como acuerdo entre las partes, ya que contienen un análisis técnico y una propuesta técnica asociada, dejando en claro qué es lo que se piensa desarrollar así como también a qué costo.</text:span></text:p></draw:text-box></draw:frame></text:p>
      <text:p text:style-name="P71">Índice</text:p>
      <text:p text:style-name="P3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ntroducción</text:p>
          </table:table-cell>
          <table:table-cell table:style-name="Table1.A1" office:value-type="string">
            <text:p text:style-name="P27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27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27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27">Página 5</text:p>
          </table:table-cell>
        </table:table-row>
        <table:table-row>
          <table:table-cell table:style-name="Table1.A1" office:value-type="string">
            <text:p text:style-name="P8">Organización <text:span text:style-name="T40">del proyecto</text:span></text:p>
          </table:table-cell>
          <table:table-cell table:style-name="Table1.A1" office:value-type="string">
            <text:p text:style-name="P28">Página 5</text:p>
          </table:table-cell>
        </table:table-row>
        <table:table-row>
          <table:table-cell table:style-name="Table1.A1" office:value-type="string">
            <text:p text:style-name="P6"><text:s text:c="4"/><text:span text:style-name="T40">Modelo de proceso</text:span></text:p>
          </table:table-cell>
          <table:table-cell table:style-name="Table1.A1" office:value-type="string">
            <text:p text:style-name="P28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41">Responsables</text:span></text:p>
          </table:table-cell>
          <table:table-cell table:style-name="Table1.A1" office:value-type="string">
            <text:p text:style-name="P29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29">Página 7</text:p>
          </table:table-cell>
        </table:table-row>
        <table:table-row>
          <table:table-cell table:style-name="Table1.A1" office:value-type="string">
            <text:p text:style-name="P7"><text:s text:c="4"/>Objetivos y prioridades de gestión</text:p>
          </table:table-cell>
          <table:table-cell table:style-name="Table1.A1" office:value-type="string">
            <text:p text:style-name="P29">Página 7 y 8</text:p>
          </table:table-cell>
        </table:table-row>
        <table:table-row>
          <table:table-cell table:style-name="Table1.A1" office:value-type="string">
            <text:p text:style-name="P7"><text:s text:c="4"/>Condiciones asumidas, dependencias y<text:line-break/> <text:s text:c="3"/>restricciones</text:p>
          </table:table-cell>
          <table:table-cell table:style-name="Table1.A1" office:value-type="string">
            <text:p text:style-name="P29">Página 8</text:p>
          </table:table-cell>
        </table:table-row>
        <table:table-row>
          <table:table-cell table:style-name="Table1.A1" office:value-type="string">
            <text:p text:style-name="P7"><text:s text:c="4"/>Gestión de riesgos</text:p>
          </table:table-cell>
          <table:table-cell table:style-name="Table1.A1" office:value-type="string">
            <text:p text:style-name="P29">Página 8</text:p>
          </table:table-cell>
        </table:table-row>
        <table:table-row>
          <table:table-cell table:style-name="Table1.A1" office:value-type="string">
            <text:p text:style-name="P10">Anexos</text:p>
          </table:table-cell>
          <table:table-cell table:style-name="Table1.A1" office:value-type="string">
            <text:p text:style-name="P29">Página 8</text:p>
          </table:table-cell>
        </table:table-row>
      </table:table>
      <text:p text:style-name="P72">Propuesta de desarrollo</text:p>
      <text:p text:style-name="P32"/>
      <text:p text:style-name="P56">Propósito</text:p>
      <text:p text:style-name="P37">El propósito de esta propuesta de desarrollo es que el cliente entienda con exactitud qué es lo que queremos llevar a cabo como grupo de desarrollo a través del proyecto SoliMóvil, así como también encontrar (en caso de que los hubiesen) falencias en nuestro entendimiento de qué es lo que quiere el cliente realmente.</text:p>
      <text:p text:style-name="P37"/>
      <text:p text:style-name="P56">Alcance</text:p>
      <text:p text:style-name="P37">El alcance de esta propuesta de desarrollo se limita a nuestros clientes en este proyecto.</text:p>
      <text:p text:style-name="P36"/>
      <text:p text:style-name="P52">Información general</text:p>
      <text:p text:style-name="P56">Grupo de desarrollo</text:p>
      <text:p text:style-name="P37">Nuestro grupo de desarrollo (el grupo “<text:span text:style-name="T10">Caciar</text:span>”) está compuesto por tres estudiantes de la carrera <text:span text:style-name="T10">analista de sistemas</text:span><text:span text:style-name="T13"> de la UARG. </text:span><text:span text:style-name="T20">Los participantes del grupo poseen conocimientos</text:span><text:span text:style-name="T13"> </text:span><text:span text:style-name="T20">respecto a</text:span><text:span text:style-name="T13"> documentación, </text:span><text:span text:style-name="T20">programación</text:span><text:span text:style-name="T13"> y diseñ</text:span><text:span text:style-name="T20">o</text:span><text:span text:style-name="T13"> gráfico; así como también todos los miembros del grupo poseen un cierto nivel de conocimiento y experiencias prácticas respecto a modelos de ciclo de vida (especialistas en </text:span><text:span text:style-name="T10">code-and-fix</text:span><text:span text:style-name="T13">), relevamiento de requerimientos, </text:span><text:span text:style-name="T14">algunas actividades de diseño y codificación</text:span><text:span text:style-name="T13">.</text:span></text:p>
      <text:p text:style-name="P41"/>
      <text:p text:style-name="P73">Domicilio legal</text:p>
      <text:p text:style-name="P68"><text:span text:style-name="T13">Nuestra empresa se encuentra ubicada en: </text:span><text:span text:style-name="T21">Av. Piloto “Lero” Rivera y Av. Gdor. Gregores S/N, Rio Gallegos, </text:span><text:span text:style-name="T13">Santa Cruz.</text:span></text:p>
      <text:p text:style-name="P6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4">Direcciones de correo electrónic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21">Lima, Cinthia</text:p>
          </table:table-cell>
          <table:table-cell table:style-name="Tabla1.B2" office:value-type="string">
            <text:p text:style-name="P14">cinty.calderon.15@gmail.com</text:p>
          </table:table-cell>
        </table:table-row>
        <table:table-row table:style-name="Tabla1.1">
          <table:table-cell table:style-name="Tabla1.A2" office:value-type="string">
            <text:p text:style-name="P20">Machini, Ariel</text:p>
          </table:table-cell>
          <table:table-cell table:style-name="Tabla1.B3" office:value-type="string">
            <text:p text:style-name="P14">arielmachini@protonmail.com</text:p>
          </table:table-cell>
        </table:table-row>
      </table:table>
      <text:p text:style-name="P61"/>
      <text:p text:style-name="P56">Actividad principal del equipo de trabajo</text:p>
      <text:p text:style-name="P38"><text:span text:style-name="T13">Actualmente nuestra principal actividad como agrupación es el desarrollo de este proyecto (“</text:span><text:span text:style-name="T12">Colibrí</text:span><text:span text:style-name="T13">”).</text:span></text:p>
      <text:p text:style-name="P42"/>
      <text:p text:style-name="P53">Propuesta</text:p>
      <text:p text:style-name="P69">Análisis técnico</text:p>
      <text:p text:style-name="P66">El objetivo del análisis técnico es definir como <text:s/>se encuentra actualmente el ambiente donde participará el nuevo sistema, como así también, definir cuales fueron los requisitos detectados para la solución del problema.</text:p>
      <text:p text:style-name="P65"><text:s/></text:p>
      <text:p text:style-name="P64">Definición del problema</text:p>
      <text:p text:style-name="P45">Nuestro proyecto busca solucionar un problema respecto a las solicitudes de distintos servicios en la universidad que se hacen a través de formularios. Actualmente el proceso no está digitalizado, por lo que es lento y los formularios entregados en ocasiones presentan ambigüedades.</text:p>
      <text:p text:style-name="P45"/>
      <text:p text:style-name="P58">Descripción de los procesos actuales</text:p>
      <text:p text:style-name="P45">El usuario que quiere hacer la solicitud pide u obtiene un formulario en papel, lo rellena con los datos requeridos, se acerca <text:soft-page-break/>al lugar en el que tiene que entregar el formulario y hace entrega del mismo.</text:p>
      <text:p text:style-name="P45"/>
      <text:p text:style-name="P58">Requisitos detectados</text:p>
      <text:list xml:id="list754864988" text:style-name="L1">
        <text:list-item>
          <text:p text:style-name="P74"><text:span text:style-name="T22">El </text:span><text:span text:style-name="T27">sistema</text:span><text:span text:style-name="T22"> deberá permitir que el o los administradores de la aplicación añadan nuevos formularios:</text:span><text:span text:style-name="T13"> Si surgiera la necesidad de generar nuevos formularios por alguna razón, la aplicación debe permitirlo.</text:span></text:p>
        </text:list-item>
        <text:list-item>
          <text:p text:style-name="P75"><text:span text:style-name="T22">El sistema deberá identificar a los usuarios del mismo por tipo:</text:span><text:span text:style-name="T13"> </text:span><text:span text:style-name="T25">cuando algún usuario ingrese a la aplicación </text:span><text:span text:style-name="T26">se</text:span><text:span text:style-name="T25"> deberá mostrarle sólo los formularios asociados a ese tipo de usuario. </text:span><text:span text:style-name="T13">Esto es necesario para permitir o denegar el acceso a determinados formularios de solicitud.</text:span></text:p>
        </text:list-item>
        <text:list-item>
          <text:p text:style-name="P76"><text:span text:style-name="T22">El sistema deberá permitir rellenar formularios </text:span><text:span text:style-name="T24">y enviarlos</text:span><text:span text:style-name="T22">: </text:span><text:span text:style-name="T26">una vez que los usuario rellenen los datos del formulario deberán poder enviarlo para que la solicitud llegue a manos de la persona indicada.</text:span><text:span text:style-name="T22"> </text:span></text:p>
        </text:list-item>
        <text:list-item>
          <text:p text:style-name="P74"><text:span text:style-name="T22">El sistema deberá permitir iniciar sesión en el mismo con un correo institucional:</text:span><text:span text:style-name="T13"> Es necesario que se permita iniciar sesión con un correo institucional debido a que la mayoría de los formularios están disponibles para personal de la universidad (docentes, no docentes, personal administrativo y de hacienda…) y el correo institucional sirve para validar la identidad del solicitante.</text:span></text:p>
        </text:list-item>
        <text:list-item>
          <text:p text:style-name="P74"><text:span text:style-name="T22">El sistema deberá seguir los patrones de </text:span><text:span text:style-name="T23">diseño</text:span><text:span text:style-name="T22"> </text:span><text:span text:style-name="T23">utilizados en </text:span><text:a xlink:type="simple" xlink:href="http://www.uarg.unpa.edu.ar/" text:style-name="Internet_20_link" text:visited-style-name="Visited_20_Internet_20_Link"><text:span text:style-name="T22">el sitio web de la unidad académica de Río Gallegos</text:span></text:a><text:span text:style-name="T22">.</text:span></text:p>
        </text:list-item>
        <text:list-item>
          <text:p text:style-name="P74"><text:span text:style-name="T22">El sistema deberá ser multiplataforma:</text:span><text:span text:style-name="T13"> Es necesario que el sistema funcione en múltiples plataformas, ya que está pensada para toda persona que concurra a la universidad y necesite hacer una solicitud. Este es un grupo muy grande, y es muy poco probable que todos los miembros de dicho </text:span><text:soft-page-break/><text:span text:style-name="T13">grupo tengan el mismo sistema operativo en su teléfono inteligente.</text:span></text:p>
        </text:list-item>
      </text:list>
      <text:p text:style-name="P57"/>
      <text:p text:style-name="P57"><text:span text:style-name="T28">Propuesta </text:span>técnic<text:span text:style-name="T28">a</text:span></text:p>
      <text:p text:style-name="P39">SoliMóvil<text:span text:style-name="T13"> será una aplicación móvil </text:span><text:span text:style-name="T15">que pensamos desarrollar</text:span><text:span text:style-name="T13"> </text:span><text:span text:style-name="T15">en </text:span><text:span text:style-name="T13">Ionic Framework, un </text:span>framework<text:span text:style-name="T13"> que se hizo muy popular </text:span><text:span text:style-name="T15">en los últimos meses debido a su facilidad de uso, su característica multiplataforma, entre otras cosas.</text:span></text:p>
      <text:p text:style-name="P46">Tenemos en mente desarrollar la aplicación de manera que el proceso de rellenar solicitudes sea simple y fácil para el usuario así como también se destaque por su robustez y calidad. Por supuesto también queremos lograr que el proceso de creación de formularios sea fácil y rápido.</text:p>
      <text:p text:style-name="P40"><text:span text:style-name="T13">Explicado de manera </text:span><text:span text:style-name="T20">más </text:span><text:span text:style-name="T13">técnica, </text:span><text:span text:style-name="T16">el</text:span><text:span text:style-name="T13"> sistema </text:span><text:span text:style-name="T16">tendrá dos funciones principales y para diferente</text:span><text:span text:style-name="T20">s</text:span><text:span text:style-name="T16"> roles dentro del sistema:</text:span></text:p>
      <text:list xml:id="list3366281691" text:style-name="L2">
        <text:list-item>
          <text:p text:style-name="P77">Comunidad Universitaria<text:span text:style-name="T13">: </text:span><text:span text:style-name="T17">para este grupo de personas la aplicación debe ofrecerles la capacidad del ver los formularios disponibles asociados al tipo de usuario que haya ingresado. </text:span><text:span text:style-name="T18">El usuario luego de elegir el formulario que desea rellenar y de rellenarlo, lo que debe hacer el sistema el lograr que la información de esa solicitud llegue a quien le corresponda </text:span><text:span text:style-name="T19">e interese</text:span><text:span text:style-name="T18">.</text:span></text:p>
        </text:list-item>
        <text:list-item>
          <text:p text:style-name="P77">Administrador/es del sistema<text:span text:style-name="T13">: </text:span><text:span text:style-name="T19">para esta persona la función del sistema debe ser brindarle las herramientas para poder crear diferentes formularios desde cero, y de habilitarlos para un subconjunto de la comunidad universitaria.</text:span></text:p>
        </text:list-item>
      </text:list>
      <text:p text:style-name="P50"/>
      <text:p text:style-name="P59">Casos de uso</text:p>
      <text:list xml:id="list2418557862" text:style-name="L3">
        <text:list-item>
          <text:p text:style-name="P78"><text:span text:style-name="T5">Completado </text:span><text:span text:style-name="T6">y envió </text:span><text:span text:style-name="T5">de formularios</text:span>: <text:span text:style-name="T32">en este caso de uso los roles involucrados son algún usuario de la comunidad universitaria y el rol externo al sistema: GLPI (Gestionnaire </text:span><text:soft-page-break/><text:span text:style-name="T32">Libre de Parc Informatique, en español Gestión de servicios de tecnología de la información).</text:span></text:p>
        </text:list-item>
        <text:list-item>
          <text:p text:style-name="P78"><text:span text:style-name="T5">Creación de formularios</text:span>: <text:span text:style-name="T36">Incluye al caso de uso </text:span><text:span text:style-name="T11">validación del usuario</text:span><text:span text:style-name="T36">. Mediante este caso de uso un usuario autentificado con el rol necesario para llevar a cabo esta interacción con el sistema va a ser capaz de crear un nuevo formulario.</text:span></text:p>
        </text:list-item>
        <text:list-item>
          <text:p text:style-name="P80"><text:span text:style-name="T5">Eliminación de formulario</text:span>: <text:span text:style-name="T36">Incluye al caso de uso </text:span><text:span text:style-name="T11">validación del usuario</text:span><text:span text:style-name="T36">. Mediante este caso de uso un usuario autentificado con el rol necesario para llevar a cabo esta interacción con el sistema va a ser capaz de eliminar un formulario existente.</text:span></text:p>
        </text:list-item>
        <text:list-item>
          <text:p text:style-name="P80"><text:span text:style-name="T5">Modificación de formulario</text:span>: <text:span text:style-name="T36">Incluye al caso de uso </text:span><text:span text:style-name="T11">validación del usuario</text:span><text:span text:style-name="T36">. Mediante este caso de uso un usuario autentificado con el rol necesario para llevar a cabo esta interacción con el sistema va a ser capaz de modificar un formulario existente.</text:span></text:p>
        </text:list-item>
        <text:list-item>
          <text:p text:style-name="P79"><text:span text:style-name="T5">Ingreso al sistema con correo institucional</text:span>: <text:span text:style-name="T36">Mediante este caso de uso el usuario debe ingresar al sistema con su correo electrónico institucional y contraseña.</text:span></text:p>
        </text:list-item>
        <text:list-item>
          <text:p text:style-name="P81"><text:span text:style-name="T5">Valida</text:span><text:span text:style-name="T7">ción</text:span><text:span text:style-name="T5"> </text:span><text:span text:style-name="T8">de </text:span><text:span text:style-name="T5">usuario</text:span>: <text:span text:style-name="T37">En este caso de uso de identifica que tipo de usuario es el que ingreso al sistema: si es comunidad universitaria en general o algún empleado de la UARG, con correo institucional.</text:span></text:p>
        </text:list-item>
        <text:list-item>
          <text:p text:style-name="P81"><text:span text:style-name="T5">Buscar formularios</text:span>:<text:span text:style-name="T33"> </text:span><text:span text:style-name="T35">En este caso de uso el usuario podrá realizar la búsqueda del formulario que deseé.</text:span></text:p>
        </text:list-item>
        <text:list-item>
          <text:p text:style-name="P82"><text:span text:style-name="T34">Salir de la aplicación</text:span><text:span text:style-name="T33">: </text:span><text:span text:style-name="T35">Mediante este caso de usos el usuario podrá salir de la aplicación.</text:span></text:p>
        </text:list-item>
      </text:list>
      <text:p text:style-name="P43"/>
      <text:p text:style-name="P63">Planificación estimada</text:p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15">Hardware</text:p>
          </table:table-cell>
          <table:covered-table-cell/>
        </table:table-row>
        <table:table-row>
          <table:table-cell table:style-name="Tabla2.A2" office:value-type="string">
            <text:p text:style-name="P22">Notebook Lenovo Legion Y720</text:p>
          </table:table-cell>
          <table:table-cell table:style-name="Tabla2.A1" office:value-type="string">
            <text:list xml:id="list2201552571" text:style-name="L4">
              <text:list-item>
                <text:p text:style-name="P86">Procesador Intel i7-7700HQ @ 2.8 GHz</text:p>
              </text:list-item>
              <text:list-item>
                <text:p text:style-name="P86"><text:soft-page-break/>16 GB de RAM DDR4</text:p>
              </text:list-item>
              <text:list-item>
                <text:p text:style-name="P86">1 TB de disco duro</text:p>
              </text:list-item>
              <text:list-item>
                <text:p text:style-name="P86">Tarjeta gráfica NVIDIA GTX 1060 6 GB <text:span text:style-name="T38">VRAM</text:span></text:p>
              </text:list-item>
            </text:list>
          </table:table-cell>
        </table:table-row>
        <table:table-row>
          <table:table-cell table:style-name="Tabla2.A3" office:value-type="string">
            <text:p text:style-name="P22">Notebook Banghó MAX G01</text:p>
          </table:table-cell>
          <table:table-cell table:style-name="Tabla2.B3" office:value-type="string">
            <text:list xml:id="list3155619172" text:style-name="L5">
              <text:list-item>
                <text:p text:style-name="P87">Procesador Intel i5-4200M @ 2.5 GHz</text:p>
              </text:list-item>
              <text:list-item>
                <text:p text:style-name="P87">4 GB de RAM DDR3</text:p>
              </text:list-item>
              <text:list-item>
                <text:p text:style-name="P87">1 TB de disco duro</text:p>
              </text:list-item>
            </text:list>
          </table:table-cell>
        </table:table-row>
      </table:table>
      <text:p text:style-name="P44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7">Licencia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26">Descripción</text:p>
          </table:table-cell>
          <table:table-cell table:style-name="Tabla3.A2" office:value-type="string">
            <text:p text:style-name="P16">Costo</text:p>
          </table:table-cell>
          <table:table-cell table:style-name="Tabla3.C2" office:value-type="string">
            <text:p text:style-name="P16">Cantidad</text:p>
          </table:table-cell>
        </table:table-row>
        <table:table-row>
          <table:table-cell table:style-name="Tabla3.A2" office:value-type="string">
            <text:p text:style-name="P23">Ubuntu 16.04 LTS</text:p>
          </table:table-cell>
          <table:table-cell table:style-name="Tabla3.A2" office:value-type="string">
            <text:p text:style-name="P16">$0.00</text:p>
          </table:table-cell>
          <table:table-cell table:style-name="Tabla3.C2" office:value-type="string">
            <text:p text:style-name="P16">2</text:p>
          </table:table-cell>
        </table:table-row>
        <table:table-row>
          <table:table-cell table:style-name="Tabla3.A2" office:value-type="string">
            <text:p text:style-name="P24">Ionic Framework</text:p>
          </table:table-cell>
          <table:table-cell table:style-name="Tabla3.A2" office:value-type="string">
            <text:p text:style-name="P18">$0.00</text:p>
          </table:table-cell>
          <table:table-cell table:style-name="Tabla3.C2" office:value-type="string">
            <text:p text:style-name="P18">1</text:p>
          </table:table-cell>
        </table:table-row>
        <table:table-row>
          <table:table-cell table:style-name="Tabla3.A2" office:value-type="string">
            <text:p text:style-name="P25">MySQL</text:p>
          </table:table-cell>
          <table:table-cell table:style-name="Tabla3.A2" office:value-type="string">
            <text:p text:style-name="P19">$0.00</text:p>
          </table:table-cell>
          <table:table-cell table:style-name="Tabla3.C2" office:value-type="string">
            <text:p text:style-name="P19">1</text:p>
          </table:table-cell>
        </table:table-row>
        <table:table-row>
          <table:table-cell table:style-name="Tabla3.A2" office:value-type="string">
            <text:p text:style-name="P25">NetBeans</text:p>
          </table:table-cell>
          <table:table-cell table:style-name="Tabla3.A2" office:value-type="string">
            <text:p text:style-name="P19">$0.00</text:p>
          </table:table-cell>
          <table:table-cell table:style-name="Tabla3.C2" office:value-type="string">
            <text:p text:style-name="P19">1</text:p>
          </table:table-cell>
        </table:table-row>
      </table:table>
      <text:p text:style-name="P44"/>
      <text:p text:style-name="P60">Anexos</text:p>
      <text:list xml:id="list2249995298" text:style-name="L6">
        <text:list-item>
          <text:p text:style-name="P83"><text:span text:style-name="T30">Ionic Framework: </text:span><text:a xlink:type="simple" xlink:href="http://ionicframework.com/" text:style-name="Internet_20_link" text:visited-style-name="Visited_20_Internet_20_Link"><text:span text:style-name="T31">http://ionicframework.com/</text:span></text:a></text:p>
        </text:list-item>
        <text:list-item>
          <text:p text:style-name="P84"><text:span text:style-name="T31">G</text:span><text:span text:style-name="T29">LPI: </text:span><text:a xlink:type="simple" xlink:href="http://glpi-project.org/" text:style-name="Internet_20_link" text:visited-style-name="Visited_20_Internet_20_Link"><text:span text:style-name="T29">http://glpi-project.org/</text:span></text:a><text:span text:style-name="T29"> </text:span></text:p>
        </text:list-item>
        <text:list-item>
          <text:p text:style-name="P85"><text:span text:style-name="T29">NetBeans : </text:span><text:a xlink:type="simple" xlink:href="https://netbeans.org/downloads/" text:style-name="Internet_20_link" text:visited-style-name="Visited_20_Internet_20_Link"><text:span text:style-name="T29">https://netbeans.org/downloads/</text:span></text:a><text:span text:style-name="T29"> </text:span></text:p>
        </text:list-item>
      </text:list>
      <text:p text:style-name="P47"/>
      <text:p text:style-name="P62">Comentarios</text:p>
      <text:p text:style-name="P49">El correo institucional es un correo que solo puede tener o solicitar personal de la UARG. El formato de este correo es el siguiente: [inicial_nombre][apellido]@uarg.unpa.edu.ar</text:p>
      <text:p text:style-name="P48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65cced" officeooo:paragraph-rsid="0065cced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2f15bb" officeooo:paragraph-rsid="00677652" style:font-size-asian="13pt" style:font-style-asian="italic" style:font-size-complex="13pt" style:font-style-complex="italic"/>
    </style:style>
    <style:style style:name="MT1" style:family="text">
      <style:text-properties officeooo:rsid="002f15bb"/>
    </style:style>
    <style:style style:name="MT2" style:family="text">
      <style:text-properties officeooo:rsid="0065cced"/>
    </style:style>
    <style:style style:name="MT3" style:family="text">
      <style:text-properties officeooo:rsid="00690241"/>
    </style:style>
    <style:style style:name="MT4" style:family="text">
      <style:text-properties officeooo:rsid="005c03b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PUESTA DE DESARROLLO — </text:span>PÁGINA <text:page-number text:select-page="current">9</text:page-number><text:s/>DE <text:page-count>9</text:page-count></text:p>
      </style:header>
      <loext:header-first>
        <text:p text:style-name="MP2"><text:span text:style-name="MT1">PROPUESTA DE DESARROLLO — </text:span>PÁGINA <text:page-number text:select-page="current">1</text:page-number><text:s/>DE <text:page-count>9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0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2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<text:span text:style-name="MT4">Cinthia Lima y </text:span>Ariel Machini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8-19T19:59:07.759089850</dc:date>
    <meta:editing-duration>PT4H36M29S</meta:editing-duration>
    <meta:editing-cycles>68</meta:editing-cycles>
    <meta:generator>LibreOffice/6.4.4.2$Linux_X86_64 LibreOffice_project/40$Build-2</meta:generator>
    <meta:document-statistic meta:table-count="6" meta:image-count="3" meta:object-count="0" meta:page-count="9" meta:paragraph-count="124" meta:word-count="1277" meta:character-count="8022" meta:non-whitespace-character-count="6859"/>
  </office:meta>
</office:document-meta>
</file>